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fo:font-size="12pt" style:font-size-asian="12pt" style:font-name-complex="Arial1" style:font-size-complex="12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10bec7" style:font-size-asian="12pt" style:font-name-complex="Arial1" style:font-size-complex="12pt"/>
    </style:style>
    <style:style style:name="P4" style:family="paragraph" style:parent-style-name="Standard">
      <style:text-properties style:font-name="Arial1" fo:font-size="12pt" style:font-size-asian="12pt" style:font-name-complex="Arial1" style:font-size-complex="12pt"/>
    </style:style>
    <style:style style:name="P5" style:family="paragraph" style:parent-style-name="Standard">
      <style:text-properties fo:color="#3465a4" loext:opacity="100%"/>
    </style:style>
    <style:style style:name="P6" style:family="paragraph" style:parent-style-name="Standard" style:list-style-name="WW8Num1"/>
    <style:style style:name="P7" style:family="paragraph" style:parent-style-name="Standard" style:list-style-name="WW8Num1">
      <style:paragraph-properties fo:margin-left="0cm" fo:margin-right="0cm" fo:text-indent="0cm" style:auto-text-indent="false"/>
    </style:style>
    <style:style style:name="P8" style:family="paragraph" style:parent-style-name="Standard" style:list-style-name="WW8Num1">
      <style:text-properties style:font-name="Arial1" fo:font-size="12pt" officeooo:rsid="0010bec7" officeooo:paragraph-rsid="0010bec7" style:font-size-asian="12pt" style:font-name-complex="Arial1" style:font-size-complex="12pt"/>
    </style:style>
    <style:style style:name="P9" style:family="paragraph" style:parent-style-name="Standard" style:list-style-name="WW8Num1">
      <style:text-properties style:font-name="Arial1" fo:font-size="12pt" style:font-size-asian="12pt" style:font-name-complex="Arial1" style:font-size-complex="12pt"/>
    </style:style>
    <style:style style:name="P10" style:family="paragraph" style:parent-style-name="Standard" style:list-style-name="WW8Num1">
      <style:text-properties style:font-name="Arial1" fo:font-size="12pt" officeooo:paragraph-rsid="0010bec7" style:font-size-asian="12pt" style:font-name-complex="Arial1" style:font-size-complex="12pt"/>
    </style:style>
    <style:style style:name="P11" style:family="paragraph" style:parent-style-name="Standard">
      <style:text-properties fo:color="#5983b0" loext:opacity="100%"/>
    </style:style>
    <style:style style:name="P12" style:family="paragraph" style:parent-style-name="Standard">
      <style:paragraph-properties fo:text-align="start" style:justify-single-word="false"/>
      <style:text-properties fo:color="#5983b0" loext:opacity="100%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19589"/>
    </style:style>
    <style:style style:name="T2" style:family="text">
      <style:text-properties style:use-window-font-color="true" loext:opacity="0%" style:font-name="Calibri" fo:font-size="11pt" fo:language="es" fo:country="ES" officeooo:rsid="00119589" style:font-name-asian="Calibri" style:font-size-asian="11pt" style:font-name-complex="Times New Roman" style:font-size-complex="11pt" style:language-complex="ar" style:country-complex="SA"/>
    </style:style>
    <style:style style:name="T3" style:family="text">
      <style:text-properties style:font-name="Arial1" fo:font-size="12pt" style:font-size-asian="12pt" style:font-name-complex="Arial1" style:font-size-complex="12pt"/>
    </style:style>
    <style:style style:name="T4" style:family="text">
      <style:text-properties style:font-name="Arial1" fo:font-size="12pt" officeooo:rsid="0016ddde" style:font-size-asian="12pt" style:font-name-complex="Arial1" style:font-size-complex="12pt"/>
    </style:style>
    <style:style style:name="T5" style:family="text">
      <style:text-properties fo:color="#3465a4" loext:opacity="100%"/>
    </style:style>
    <style:style style:name="gr1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list xml:id="list3824329311" text:style-name="WW8Num1">
        <text:list-item>
          <text:p text:style-name="P8">Número de empleados que trabajan en cada ciudad, así como la ciudad en que trabajan</text:p>
        </text:list-item>
      </text:list>
      <text:p text:style-name="P5">SELECT COUNT(NUM_EMPL), ciudad</text:p>
      <text:p text:style-name="P5">FROM repventas, oficinas</text:p>
      <text:p text:style-name="P5">WHERE repventas.OFICINA_REP=oficinas.OFICINA</text:p>
      <text:p text:style-name="P5">GROUP BY ciudad;</text:p>
      <text:list xml:id="list115316450426089" text:continue-numbering="true" text:style-name="WW8Num1">
        <text:list-header>
          <text:p text:style-name="P8"/>
        </text:list-header>
        <text:list-item>
          <text:p text:style-name="P8">Importe total de los pedidos realizados en cada fecha del año 1990 así como la fecha en que se han realizado</text:p>
        </text:list-item>
      </text:list>
      <text:p text:style-name="P5">SELECT SUM(IMPORTE), FECHA_PEDIDO, COUNT(NUM_PEDIDO)</text:p>
      <text:p text:style-name="P5">FROM pedidos</text:p>
      <text:p text:style-name="P5">WHERE FECHA_PEDIDO LIKE '1990%'</text:p>
      <text:p text:style-name="P5">GROUP BY FECHA_PEDIDO;</text:p>
      <text:p text:style-name="P4"/>
      <text:list xml:id="list115315953067292" text:continue-numbering="true" text:style-name="WW8Num1">
        <text:list-item>
          <text:p text:style-name="P6"><text:span text:style-name="syntax_5f_alpha"><text:span text:style-name="T3">Número de fabricas (fab) distintas a las que se han hecho pedidos durante el año 1989 </text:span></text:span></text:p>
        </text:list-item>
      </text:list>
      <text:p text:style-name="Standard"><text:span text:style-name="syntax_5f_alpha"><text:span text:style-name="T5">SELECT COUNT(DISTINCT FAB)</text:span></text:span></text:p>
      <text:p text:style-name="Standard"><text:span text:style-name="syntax_5f_alpha"><text:span text:style-name="T5">FROM pedidos</text:span></text:span></text:p>
      <text:p text:style-name="Standard"><text:span text:style-name="syntax_5f_alpha"><text:span text:style-name="T5">WHERE FECHA_PEDIDO LIKE '1989%';</text:span></text:span></text:p>
      <text:p text:style-name="Standard"><text:span text:style-name="syntax_5f_alpha"><text:span text:style-name="T5"/></text:span></text:p>
      <text:list xml:id="list115315476472703" text:continue-numbering="true" text:style-name="WW8Num1">
        <text:list-item>
          <text:p text:style-name="P9">Número de pedidos en que se incluye cada producto. Así como el producto que se pide (tabla pedidos)</text:p>
        </text:list-item>
      </text:list>
      <text:p text:style-name="P5">SELECT COUNT(NUM_PEDIDO), PRODUCTO</text:p>
      <text:p text:style-name="P5">FROM pedidos</text:p>
      <text:p text:style-name="P5">GROUP BY PRODUCTO;</text:p>
      <text:p text:style-name="P2"/>
      <text:list xml:id="list115317193048559" text:continue-numbering="true" text:style-name="WW8Num1">
        <text:list-item>
          <text:p text:style-name="P9">Número de <text:s/>clientes a los que atiende cada empleado, <text:s/>y nombre de cada uno de esos empleados</text:p>
        </text:list-item>
      </text:list>
      <text:p text:style-name="P5">SELECT COUNT(num_clie), NOMBRE</text:p>
      <text:p text:style-name="P5">FROM clientes, repventas</text:p>
      <text:p text:style-name="P5">WHERE clientes.REP_CLIE=repventas.NUM_EMPL</text:p>
      <text:p text:style-name="P5">GROUP BY NUM_EMPL;</text:p>
      <text:p text:style-name="P2"/>
      <text:list xml:id="list115315873264330" text:continue-numbering="true" text:style-name="WW8Num1">
        <text:list-item>
          <text:p text:style-name="P9">Número de productos que se fabrican en <text:s/>cada una de las fabricas, así como el identificador de la fabrica en que se hacen</text:p>
        </text:list-item>
      </text:list>
      <text:p text:style-name="P5">SELECT COUNT(ID_PRODUCTO), ID_FAB</text:p>
      <text:p text:style-name="P5">FROM productos</text:p>
      <text:p text:style-name="P5">GROUP BY ID_FAB;</text:p>
      <text:p text:style-name="P2"/>
      <text:list xml:id="list115315603518457" text:continue-numbering="true" text:style-name="WW8Num1">
        <text:list-item>
          <text:p text:style-name="P9">Numero de productos distintos de los que hay menos de 100 existencias</text:p>
        </text:list-item>
      </text:list>
      <text:p text:style-name="P5">SELECT COUNT( DISTINCT ID_PRODUCTO)</text:p>
      <text:p text:style-name="P5">FROM productos</text:p>
      <text:p text:style-name="P5">WHERE EXISTENCIAS&lt;100;</text:p>
      <text:p text:style-name="P5"/>
      <text:list xml:id="list115315703699553" text:continue-numbering="true" text:style-name="WW8Num1">
        <text:list-item>
          <text:p text:style-name="P9"><text:soft-page-break/>Número de empleados que trabajan en cada una de las regiones, así como la región en la que trabajan</text:p>
        </text:list-item>
      </text:list>
      <text:p text:style-name="P5">SELECT COUNT(NUM_EMPL), region</text:p>
      <text:p text:style-name="P5">FROM repventas, oficinas</text:p>
      <text:p text:style-name="P5">WHERE repventas.OFICINA_REP=oficinas.OFICINA</text:p>
      <text:p text:style-name="P5">GROUP BY region;</text:p>
      <text:p text:style-name="P2"/>
      <text:list xml:id="list115315843985658" text:continue-numbering="true" text:style-name="WW8Num1">
        <text:list-item>
          <text:p text:style-name="P9">Importe total de los pedidos realizados a cada fabrica , así como la denominación de la fabrica (Fab)</text:p>
        </text:list-item>
      </text:list>
      <text:p text:style-name="P11">SELECT SUM(IMPORTE), id_fab</text:p>
      <text:p text:style-name="P11">FROM pedidos, productos</text:p>
      <text:p text:style-name="P11">WHERE pedidos.PRODUCTO=productos.ID_PRODUCTO</text:p>
      <text:p text:style-name="P11">GROUP BY id_fab;</text:p>
      <text:p text:style-name="P2"/>
      <text:list xml:id="list115315472050978" text:continue-numbering="true" text:style-name="WW8Num1">
        <text:list-item>
          <text:p text:style-name="P9">Ventas totales de las oficinas de las diferentes regiones y nombre de la región</text:p>
        </text:list-item>
      </text:list>
      <text:p text:style-name="P11">SELECT SUM(ventas), region</text:p>
      <text:p text:style-name="P11">FROM oficinas</text:p>
      <text:p text:style-name="P11">GROUP BY region;</text:p>
      <text:p text:style-name="P2"/>
      <text:list xml:id="list115316538082909" text:continue-numbering="true" text:style-name="WW8Num1">
        <text:list-item>
          <text:p text:style-name="P9">Numero de empleados que trabajan en la región oeste y cuyas ventas superan su cuota</text:p>
        </text:list-item>
      </text:list>
      <text:p text:style-name="P11">SELECT COUNT(num_empl)</text:p>
      <text:p text:style-name="P11">FROM repventas, oficinas</text:p>
      <text:p text:style-name="P11">WHERE repventas.OFICINA_REP=oficinas.OFICINA AND REGION <text:tab/>LIKE <text:tab/>'oeste' AND repventas.VENTAS&gt;CUOTA;</text:p>
      <text:p text:style-name="P2"/>
      <text:list xml:id="list115316317462283" text:continue-numbering="true" text:style-name="WW8Num1">
        <text:list-item>
          <text:p text:style-name="P9">Numero total de clientes que han hecho pedidos a cada fabrica así como la fabrica a la que han hecho el pedido</text:p>
        </text:list-item>
      </text:list>
      <text:p text:style-name="P11">SELECT COUNT(NUM_CLIE), fab</text:p>
      <text:p text:style-name="P11">FROM clientes, pedidos</text:p>
      <text:p text:style-name="P11">WHERE clientes.NUM_CLIE=pedidos.CLIE</text:p>
      <text:p text:style-name="P11">GROUP BY fab;</text:p>
      <text:p text:style-name="P2"/>
      <text:list xml:id="list115316628355836" text:continue-numbering="true" text:style-name="WW8Num1">
        <text:list-item>
          <text:p text:style-name="P9">Ventas mínimas en cada region así como la región en que se han producido</text:p>
        </text:list-item>
      </text:list>
      <text:p text:style-name="P11">SELECT MIN(ventas), region</text:p>
      <text:p text:style-name="P11">FROM oficinas</text:p>
      <text:p text:style-name="P11">GROUP BY region;</text:p>
      <text:p text:style-name="P2"/>
      <text:list xml:id="list115315728609767" text:continue-numbering="true" text:style-name="WW8Num1">
        <text:list-item>
          <text:p text:style-name="P6"><text:span text:style-name="T3">Numero de clientes distintos que han hecho pedidos de cada producto así como </text:span><text:span text:style-name="T4">el id_producto </text:span><text:span text:style-name="T3">del producto que han pedido</text:span></text:p>
        </text:list-item>
      </text:list>
      <text:p text:style-name="P12">SELECT COUNT(DISTINCT num_clie), id_producto</text:p>
      <text:p text:style-name="P12">FROM clientes, pedidos, productos</text:p>
      <text:p text:style-name="P12">WHERE clientes.NUM_CLIE=pedidos.CLIE AND <text:tab/>pedidos.PRODUCTO=productos.ID_PRODUCTO</text:p>
      <text:p text:style-name="P12">GROUP BY id_producto;</text:p>
      <text:list xml:id="list115317291603096" text:continue-numbering="true" text:style-name="WW8Num1">
        <text:list-header>
          <text:p text:style-name="P7"><text:soft-page-break/></text:p>
        </text:list-header>
        <text:list-item>
          <text:p text:style-name="P10">Importe total de los pedidos realizados por cada cliente, así como el nombre de la empresa del cliente</text:p>
        </text:list-item>
      </text:list>
      <text:p text:style-name="P11">SELECT SUM(IMPORTE), empresa</text:p>
      <text:p text:style-name="P11">FROM pedidos, clientes</text:p>
      <text:p text:style-name="P11">WHERE pedidos.clie=clientes.NUM_CLIE</text:p>
      <text:p text:style-name="P11">GROUP BY cli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071cm" fo:margin-bottom="0.071cm" style:contextual-spacing="false" fo:text-align="justify" style:justify-single-word="false" fo:orphans="2" fo:widows="2" fo:text-indent="1.27cm" style:auto-text-indent="fals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uente_20_de_20_párrafo_20_predeter." style:display-name="Fuente de párrafo predeter." style:family="text"/>
    <style:style style:name="syntax_5f_alpha" style:display-name="syntax_alpha" style:family="text" style:parent-style-name="Fuente_20_de_20_párrafo_20_predeter."/>
    <style:style style:name="Encabezado_20_Car" style:display-name="Encabezado C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fo:text-align="center"/>
    </style:style>
    <style:style style:name="MT1" style:family="text">
      <style:text-properties officeooo:rsid="00119589"/>
    </style:style>
    <style:style style:name="MT2" style:family="text">
      <style:text-properties style:use-window-font-color="true" loext:opacity="0%" style:font-name="Calibri" fo:font-size="11pt" fo:language="es" fo:country="ES" officeooo:rsid="00119589" style:font-name-asian="Calibri" style:font-size-asian="11pt" style:font-name-complex="Times New Roman" style:font-size-complex="11pt" style:language-complex="ar" style:country-complex="SA"/>
    </style:style>
    <style:style style:name="Mgr1" style:family="graphic">
      <style:graphic-properties draw:stroke="solid" svg:stroke-width="0.044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connector text:anchor-type="char" draw:z-index="2" draw:name="Forma1" draw:style-name="Mgr1" draw:text-style-name="MP2" draw:type="line" svg:x1="-0.06cm" svg:y1="0.596cm" svg:x2="15.155cm" svg:y2="0.6cm" svg:d="M-60 596l15215 4" svg:viewBox="0 0 15217 5"><text:p/></draw:connector><text:span text:style-name="MT1">Rodrigo Mart</text:span><text:span text:style-name="MT2">ínez Delgado</text:span> <text:s text:c="43"/><text:tab/>consultas con funciones, agrupación y valores distintos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eowin</meta:initial-creator>
    <meta:creation-date>2024-01-12T10:47:00</meta:creation-date>
    <dc:date>2024-01-22T11:53:15.191660538</dc:date>
    <meta:print-date>2014-02-25T11:40:00</meta:print-date>
    <meta:editing-cycles>38</meta:editing-cycles>
    <meta:editing-duration>P4DT22H50M47S</meta:editing-duration>
    <meta:generator>LibreOffice/7.3.7.2$Linux_X86_64 LibreOffice_project/30$Build-2</meta:generator>
    <meta:document-statistic meta:table-count="0" meta:image-count="0" meta:object-count="0" meta:page-count="3" meta:paragraph-count="69" meta:word-count="443" meta:character-count="3050" meta:non-whitespace-character-count="2640"/>
  </office:meta>
</office:document-meta>
</file>